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0c91da" officeooo:paragraph-rsid="000316cf"/>
    </style:style>
    <style:style style:name="P2" style:family="paragraph" style:parent-style-name="Text_20_body">
      <style:text-properties style:font-name="Courier New" officeooo:rsid="000c91da" officeooo:paragraph-rsid="000316cf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style:font-name="Courier New" officeooo:rsid="0003a676" officeooo:paragraph-rsid="0003a676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Courier New" officeooo:rsid="0003a676" officeooo:paragraph-rsid="0003a676"/>
    </style:style>
    <style:style style:name="P5" style:family="paragraph" style:parent-style-name="Title">
      <style:text-properties style:font-name="Courier New" officeooo:rsid="000c91da" officeooo:paragraph-rsid="000316cf"/>
    </style:style>
    <style:style style:name="T1" style:family="text">
      <style:text-properties officeooo:rsid="00031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niestação Meteorológica</text:p>
      <text:p text:style-name="P1">Relatório 1<text:span text:style-name="T1">4</text:span></text:p>
      <text:p text:style-name="P2"/>
      <text:p text:style-name="P4">A estrutura de sustentação foi desenhada no AutoCAD e deverá ser feita em alumínio. Em alguns lugares deverá ser furada para que sejam presas as estruturas dos sensores e do painel solar de alimentação.</text:p>
      <text:p text:style-name="P3">O arquivo referente a ela está nomeado como Suporte Estação.dw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8:32:36.361000000</meta:creation-date>
    <dc:date>2021-10-27T18:59:57.801000000</dc:date>
    <meta:editing-duration>PT16M56S</meta:editing-duration>
    <meta:editing-cycles>1</meta:editing-cycles>
    <meta:document-statistic meta:table-count="0" meta:image-count="0" meta:object-count="0" meta:page-count="1" meta:paragraph-count="4" meta:word-count="48" meta:character-count="303" meta:non-whitespace-character-count="259"/>
    <meta:generator>LibreOffice/7.1.1.2$Windows_x86 LibreOffice_project/fe0b08f4af1bacafe4c7ecc87ce55bb426164676</meta:generator>
  </office:meta>
</office:document-meta>
</file>